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E1E1E"/>
    </style:style>
    <style:style style:name="T3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5" style:parent-style-name="Normal" style:family="paragraph">
      <style:paragraph-properties fo:margin-bottom="0in" style:line-height-at-least="0.1979in" fo:background-color="#1E1E1E"/>
    </style:style>
    <style:style style:name="T6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P7" style:parent-style-name="Normal" style:family="paragraph">
      <style:paragraph-properties fo:margin-bottom="0in" style:line-height-at-least="0.1979in" fo:background-color="#1E1E1E"/>
    </style:style>
    <style:style style:name="T8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1E1E1E"/>
    </style:style>
    <style:style style:name="T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6" style:parent-style-name="Normal" style:family="paragraph">
      <style:paragraph-properties fo:margin-bottom="0in" style:line-height-at-least="0.1979in" fo:background-color="#1E1E1E"/>
    </style:style>
    <style:style style:name="T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2" style:parent-style-name="Normal" style:family="paragraph">
      <style:paragraph-properties fo:margin-bottom="0in" style:line-height-at-least="0.1979in" fo:background-color="#1E1E1E"/>
    </style:style>
    <style:style style:name="T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8" style:parent-style-name="Normal" style:family="paragraph">
      <style:paragraph-properties fo:margin-bottom="0in" style:line-height-at-least="0.1979in" fo:background-color="#1E1E1E"/>
    </style:style>
    <style:style style:name="T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2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4" style:parent-style-name="Normal" style:family="paragraph">
      <style:paragraph-properties fo:margin-bottom="0in" style:line-height-at-least="0.1979in" fo:background-color="#1E1E1E"/>
    </style:style>
    <style:style style:name="T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0" style:parent-style-name="Normal" style:family="paragraph">
      <style:paragraph-properties fo:margin-bottom="0in" style:line-height-at-least="0.1979in" fo:background-color="#1E1E1E"/>
    </style:style>
    <style:style style:name="T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46" style:parent-style-name="Normal" style:family="paragraph">
      <style:paragraph-properties fo:margin-bottom="0in" style:line-height-at-least="0.1979in" fo:background-color="#1E1E1E"/>
    </style:style>
    <style:style style:name="T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0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2" style:parent-style-name="Normal" style:family="paragraph">
      <style:paragraph-properties fo:margin-bottom="0in" style:line-height-at-least="0.1979in" fo:background-color="#1E1E1E"/>
    </style:style>
    <style:style style:name="T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58" style:parent-style-name="Normal" style:family="paragraph">
      <style:paragraph-properties fo:margin-bottom="0in" style:line-height-at-least="0.1979in" fo:background-color="#1E1E1E"/>
    </style:style>
    <style:style style:name="T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0" style:parent-style-name="Normal" style:family="paragraph">
      <style:paragraph-properties fo:margin-bottom="0in" style:line-height-at-least="0.1979in" fo:background-color="#1E1E1E"/>
    </style:style>
    <style:style style:name="T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73" style:parent-style-name="Normal" style:family="paragraph">
      <style:paragraph-properties fo:margin-bottom="0in" style:line-height-at-least="0.1979in" fo:background-color="#1E1E1E"/>
    </style:style>
    <style:style style:name="T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79" style:parent-style-name="Normal" style:family="paragraph">
      <style:paragraph-properties fo:margin-bottom="0in" style:line-height-at-least="0.1979in" fo:background-color="#1E1E1E"/>
    </style:style>
    <style:style style:name="T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7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89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97" style:parent-style-name="Normal" style:family="paragraph">
      <style:paragraph-properties fo:margin-bottom="0in" style:line-height-at-least="0.1979in" fo:background-color="#1E1E1E"/>
    </style:style>
    <style:style style:name="T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3" style:parent-style-name="Normal" style:family="paragraph">
      <style:paragraph-properties fo:margin-bottom="0in" style:line-height-at-least="0.1979in" fo:background-color="#1E1E1E"/>
    </style:style>
    <style:style style:name="T1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0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09" style:parent-style-name="Normal" style:family="paragraph">
      <style:paragraph-properties fo:margin-bottom="0in" style:line-height-at-least="0.1979in" fo:background-color="#1E1E1E"/>
    </style:style>
    <style:style style:name="T1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3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15" style:parent-style-name="Normal" style:family="paragraph">
      <style:paragraph-properties fo:margin-bottom="0in" style:line-height-at-least="0.1979in" fo:background-color="#1E1E1E"/>
    </style:style>
    <style:style style:name="T1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2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23" style:parent-style-name="Normal" style:family="paragraph">
      <style:paragraph-properties fo:margin-bottom="0in" style:line-height-at-least="0.1979in" fo:background-color="#1E1E1E"/>
    </style:style>
    <style:style style:name="T1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5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1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27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29" style:parent-style-name="Normal" style:family="paragraph">
      <style:paragraph-properties fo:margin-bottom="0in" style:line-height-at-least="0.1979in" fo:background-color="#1E1E1E"/>
    </style:style>
    <style:style style:name="T1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3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37" style:parent-style-name="Normal" style:family="paragraph">
      <style:paragraph-properties fo:margin-bottom="0in" style:line-height-at-least="0.1979in" fo:background-color="#1E1E1E"/>
    </style:style>
    <style:style style:name="T1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1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1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1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43" style:parent-style-name="Normal" style:family="paragraph">
      <style:paragraph-properties fo:margin-bottom="0in" style:line-height-at-least="0.1979in" fo:background-color="#1E1E1E"/>
    </style:style>
    <style:style style:name="T1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47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49" style:parent-style-name="Normal" style:family="paragraph">
      <style:paragraph-properties fo:margin-bottom="0in" style:line-height-at-least="0.1979in" fo:background-color="#1E1E1E"/>
    </style:style>
    <style:style style:name="T1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3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55" style:parent-style-name="Normal" style:family="paragraph">
      <style:paragraph-properties fo:margin-bottom="0in" style:line-height-at-least="0.1979in" fo:background-color="#1E1E1E"/>
    </style:style>
    <style:style style:name="T1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59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63" style:parent-style-name="Normal" style:family="paragraph">
      <style:paragraph-properties fo:margin-bottom="0in" style:line-height-at-least="0.1979in" fo:background-color="#1E1E1E"/>
    </style:style>
    <style:style style:name="T1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66" style:parent-style-name="Normal" style:family="paragraph">
      <style:paragraph-properties fo:margin-bottom="0in" style:line-height-at-least="0.1979in" fo:background-color="#1E1E1E"/>
    </style:style>
    <style:style style:name="T1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68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1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70" style:parent-style-name="Normal" style:family="paragraph">
      <style:paragraph-properties fo:margin-bottom="0in" style:line-height-at-least="0.1979in" fo:background-color="#1E1E1E"/>
    </style:style>
    <style:style style:name="T1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7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78" style:parent-style-name="Normal" style:family="paragraph">
      <style:paragraph-properties fo:margin-bottom="0in" style:line-height-at-least="0.1979in" fo:background-color="#1E1E1E"/>
    </style:style>
    <style:style style:name="T1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0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181" style:parent-style-name="Normal" style:family="paragraph">
      <style:paragraph-properties fo:margin-bottom="0in" style:line-height-at-least="0.1979in" fo:background-color="#1E1E1E"/>
    </style:style>
    <style:style style:name="T1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3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1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5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1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87" style:parent-style-name="Normal" style:family="paragraph">
      <style:paragraph-properties fo:margin-bottom="0in" style:line-height-at-least="0.1979in" fo:background-color="#1E1E1E"/>
    </style:style>
    <style:style style:name="T1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8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1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93" style:parent-style-name="Normal" style:family="paragraph">
      <style:paragraph-properties fo:margin-bottom="0in" style:line-height-at-least="0.1979in" fo:background-color="#1E1E1E"/>
    </style:style>
    <style:style style:name="T1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1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197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1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199" style:parent-style-name="Normal" style:family="paragraph">
      <style:paragraph-properties fo:margin-bottom="0in" style:line-height-at-least="0.1979in" fo:background-color="#1E1E1E"/>
    </style:style>
    <style:style style:name="T20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05" style:parent-style-name="Normal" style:family="paragraph">
      <style:paragraph-properties fo:margin-bottom="0in" style:line-height-at-least="0.1979in" fo:background-color="#1E1E1E"/>
    </style:style>
    <style:style style:name="T20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2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09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11" style:parent-style-name="Normal" style:family="paragraph">
      <style:paragraph-properties fo:margin-bottom="0in" style:line-height-at-least="0.1979in" fo:background-color="#1E1E1E"/>
    </style:style>
    <style:style style:name="T21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2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15" style:parent-style-name="Normal" style:family="paragraph">
      <style:paragraph-properties fo:margin-bottom="0in" style:line-height-at-least="0.1979in" fo:background-color="#1E1E1E"/>
    </style:style>
    <style:style style:name="T2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17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18" style:parent-style-name="Normal" style:family="paragraph">
      <style:paragraph-properties fo:margin-bottom="0in" style:line-height-at-least="0.1979in" fo:background-color="#1E1E1E"/>
    </style:style>
    <style:style style:name="T2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0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2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2" style:parent-style-name="Policepardéfaut" style:family="text">
      <style:text-properties style:font-name="Consolas" style:font-name-asian="Times New Roman" style:font-name-complex="Times New Roman" fo:color="#D7BA7D" fo:font-size="10.5pt" style:font-size-asian="10.5pt" style:font-size-complex="10.5pt" fo:language="en" fo:country="US" style:language-asian="fr" style:country-asian="FR"/>
    </style:style>
    <style:style style:name="T2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24" style:parent-style-name="Normal" style:family="paragraph">
      <style:paragraph-properties fo:margin-bottom="0in" style:line-height-at-least="0.1979in" fo:background-color="#1E1E1E"/>
    </style:style>
    <style:style style:name="T2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2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30" style:parent-style-name="Normal" style:family="paragraph">
      <style:paragraph-properties fo:margin-bottom="0in" style:line-height-at-least="0.1979in" fo:background-color="#1E1E1E"/>
    </style:style>
    <style:style style:name="T2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36" style:parent-style-name="Normal" style:family="paragraph">
      <style:paragraph-properties fo:margin-bottom="0in" style:line-height-at-least="0.1979in" fo:background-color="#1E1E1E"/>
    </style:style>
    <style:style style:name="T2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3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0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42" style:parent-style-name="Normal" style:family="paragraph">
      <style:paragraph-properties fo:margin-bottom="0in" style:line-height-at-least="0.1979in" fo:background-color="#1E1E1E"/>
    </style:style>
    <style:style style:name="T2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46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48" style:parent-style-name="Normal" style:family="paragraph">
      <style:paragraph-properties fo:margin-bottom="0in" style:line-height-at-least="0.1979in" fo:background-color="#1E1E1E"/>
    </style:style>
    <style:style style:name="T2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2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4" style:parent-style-name="Policepardéfaut" style:family="text">
      <style:text-properties style:font-name="Consolas" style:font-name-asian="Times New Roman" style:font-name-complex="Times New Roman" fo:color="#B5CEA8" fo:font-size="10.5pt" style:font-size-asian="10.5pt" style:font-size-complex="10.5pt" fo:language="en" fo:country="US" style:language-asian="fr" style:country-asian="FR"/>
    </style:style>
    <style:style style:name="T2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256" style:parent-style-name="Normal" style:family="paragraph">
      <style:paragraph-properties fo:margin-bottom="0in" style:line-height-at-least="0.1979in" fo:background-color="#1E1E1E"/>
    </style:style>
    <style:style style:name="T2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60" style:parent-style-name="Normal" style:family="paragraph">
      <style:paragraph-properties fo:margin-bottom="0in" style:line-height-at-least="0.1979in" fo:background-color="#1E1E1E"/>
    </style:style>
    <style:style style:name="T261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T2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263" style:parent-style-name="Normal" style:family="paragraph">
      <style:paragraph-properties fo:margin-bottom="0in" style:line-height-at-least="0.1979in" fo:background-color="#1E1E1E"/>
    </style:style>
    <style:style style:name="T264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fo:language="en" fo:country="US" style:language-asian="fr" style:country-asian="FR"/>
    </style:style>
    <style:style style:name="P265" style:parent-style-name="Normal" style:family="paragraph">
      <style:paragraph-properties fo:margin-bottom="0in" style:line-height-at-least="0.1979in" fo:background-color="#1E1E1E"/>
    </style:style>
    <style:style style:name="T26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26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6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7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277" style:parent-style-name="Normal" style:family="paragraph">
      <style:paragraph-properties fo:margin-bottom="0in" style:line-height-at-least="0.1979in" fo:background-color="#1E1E1E"/>
    </style:style>
    <style:style style:name="T2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7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28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2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4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8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2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29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2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29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29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29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298" style:parent-style-name="Normal" style:family="paragraph">
      <style:paragraph-properties fo:margin-bottom="0in" style:line-height-at-least="0.1979in" fo:background-color="#1E1E1E"/>
    </style:style>
    <style:style style:name="T2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0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0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0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303" style:parent-style-name="Normal" style:family="paragraph">
      <style:paragraph-properties fo:margin-bottom="0in" style:line-height-at-least="0.1979in" fo:background-color="#1E1E1E"/>
    </style:style>
    <style:style style:name="T30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0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1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312" style:parent-style-name="Normal" style:family="paragraph">
      <style:paragraph-properties fo:margin-bottom="0in" style:line-height-at-least="0.1979in" fo:background-color="#1E1E1E"/>
    </style:style>
    <style:style style:name="T3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1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1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1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1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1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3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2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32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2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2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2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2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2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329" style:parent-style-name="Normal" style:family="paragraph">
      <style:paragraph-properties fo:margin-bottom="0in" style:line-height-at-least="0.1979in" fo:background-color="#1E1E1E"/>
    </style:style>
    <style:style style:name="T3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3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3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3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3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3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33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3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33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4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4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4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4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4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346" style:parent-style-name="Normal" style:family="paragraph">
      <style:paragraph-properties fo:margin-bottom="0in" style:line-height-at-least="0.1979in" fo:background-color="#1E1E1E"/>
    </style:style>
    <style:style style:name="T3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4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4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5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5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5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fr" style:country-asian="FR"/>
    </style:style>
    <style:style style:name="T3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5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fr" style:country-asian="FR"/>
    </style:style>
    <style:style style:name="T35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5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5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60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361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36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363" style:parent-style-name="Normal" style:family="paragraph">
      <style:paragraph-properties fo:margin-bottom="0in" style:line-height-at-least="0.1979in" fo:background-color="#1E1E1E"/>
    </style:style>
    <style:style style:name="T3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T36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36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6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36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7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7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37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3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7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37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7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37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7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380" style:parent-style-name="Normal" style:family="paragraph">
      <style:paragraph-properties fo:margin-bottom="0in" style:line-height-at-least="0.1979in" fo:background-color="#1E1E1E"/>
    </style:style>
    <style:style style:name="T3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38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8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385" style:parent-style-name="Normal" style:family="paragraph">
      <style:paragraph-properties fo:margin-bottom="0in" style:line-height-at-least="0.1979in" fo:background-color="#1E1E1E"/>
    </style:style>
    <style:style style:name="T3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8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38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8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3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P391" style:parent-style-name="Normal" style:family="paragraph">
      <style:paragraph-properties fo:margin-bottom="0in" style:line-height-at-least="0.1979in" fo:background-color="#1E1E1E"/>
    </style:style>
    <style:style style:name="T3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9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394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3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9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3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39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3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2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40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404" style:parent-style-name="Normal" style:family="paragraph">
      <style:paragraph-properties fo:margin-bottom="0in" style:line-height-at-least="0.1979in" fo:background-color="#1E1E1E"/>
    </style:style>
    <style:style style:name="T40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40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0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 style:language-asian="fr" style:country-asian="FR"/>
    </style:style>
    <style:style style:name="T41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1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 style:language-asian="fr" style:country-asian="FR"/>
    </style:style>
    <style:style style:name="T41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413" style:parent-style-name="Normal" style:family="paragraph">
      <style:paragraph-properties fo:margin-bottom="0in" style:line-height-at-least="0.1979in" fo:background-color="#1E1E1E"/>
    </style:style>
    <style:style style:name="T4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15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416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17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41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1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420" style:parent-style-name="Normal" style:family="paragraph">
      <style:paragraph-properties fo:margin-bottom="0in" style:line-height-at-least="0.1979in" fo:background-color="#1E1E1E"/>
    </style:style>
    <style:style style:name="T4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22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423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24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42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2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427" style:parent-style-name="Normal" style:family="paragraph">
      <style:paragraph-properties fo:margin-bottom="0in" style:line-height-at-least="0.1979in" fo:background-color="#1E1E1E"/>
    </style:style>
    <style:style style:name="T4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29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430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3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43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3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434" style:parent-style-name="Normal" style:family="paragraph">
      <style:paragraph-properties fo:margin-bottom="0in" style:line-height-at-least="0.1979in" fo:background-color="#1E1E1E"/>
    </style:style>
    <style:style style:name="T4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36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T437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 style:language-asian="fr" style:country-asian="FR"/>
    </style:style>
    <style:style style:name="T438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fo:language="en" fo:country="US" style:language-asian="fr" style:country-asian="FR"/>
    </style:style>
    <style:style style:name="P439" style:parent-style-name="Normal" style:family="paragraph">
      <style:paragraph-properties fo:margin-bottom="0in" style:line-height-at-least="0.1979in" fo:background-color="#1E1E1E"/>
    </style:style>
    <style:style style:name="T44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 style:language-asian="fr" style:country-asian="FR"/>
    </style:style>
    <style:style style:name="T441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T44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fr" style:country-asian="FR"/>
    </style:style>
    <style:style style:name="T443" style:parent-style-name="Policepardéfaut" style:family="text">
      <style:text-properties style:font-name="Consolas" style:font-name-asian="Times New Roman" style:font-name-complex="Times New Roman" fo:color="#808080" fo:font-size="10.5pt" style:font-size-asian="10.5pt" style:font-size-complex="10.5pt" style:language-asian="fr" style:country-asian="FR"/>
    </style:style>
    <style:style style:name="P444" style:parent-style-name="Normal" style:family="paragraph">
      <style:paragraph-properties fo:margin-bottom="0in" style:line-height-at-least="0.1979in" fo:background-color="#1E1E1E"/>
    </style:style>
    <style:style style:name="T445" style:parent-style-name="Policepardéfaut" style:family="text">
      <style:text-properties style:font-name="Consolas" style:font-name-asian="Times New Roman" style:font-name-complex="Times New Roman" fo:color="#6A9955" fo:font-size="10.5pt" style:font-size-asian="10.5pt" style:font-size-complex="10.5pt" style:language-asian="fr" style:country-asian="FR"/>
    </style:style>
    <style:style style:name="T4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  <style:style style:name="P4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fr" style:country-asian="FR"/>
    </style:style>
  </office:automatic-styles>
  <office:body>
    <office:text text:use-soft-page-breaks="true">
      <text:p text:style-name="P1"><text:span text:style-name="T3">/*création du menu Burger*/</text:span></text:p>
      <text:p text:style-name="P4"/>
      <text:p text:style-name="P5"><text:span text:style-name="T6">/* Sidenav menu */</text:span></text:p>
      <text:p text:style-name="P7"><text:span text:style-name="T8">.sidenav</text:span><text:span text:style-name="T9"><text:s/>{</text:span></text:p>
      <text:p text:style-name="P10"><text:span text:style-name="T11">   <text:s/></text:span><text:span text:style-name="T12">height</text:span><text:span text:style-name="T13">:<text:s/></text:span><text:span text:style-name="T14">100%</text:span><text:span text:style-name="T15">;</text:span></text:p>
      <text:p text:style-name="P16"><text:span text:style-name="T17">   <text:s/></text:span><text:span text:style-name="T18">width</text:span><text:span text:style-name="T19">:<text:s/></text:span><text:span text:style-name="T20">250px</text:span><text:span text:style-name="T21">;</text:span></text:p>
      <text:p text:style-name="P22"><text:span text:style-name="T23">   <text:s/></text:span><text:span text:style-name="T24">position</text:span><text:span text:style-name="T25">:<text:s/></text:span><text:span text:style-name="T26">fixed</text:span><text:span text:style-name="T27">;</text:span></text:p>
      <text:p text:style-name="P28"><text:span text:style-name="T29">   <text:s/></text:span><text:span text:style-name="T30">z-index</text:span><text:span text:style-name="T31">:<text:s/></text:span><text:span text:style-name="T32">1</text:span><text:span text:style-name="T33">;</text:span></text:p>
      <text:p text:style-name="P34"><text:span text:style-name="T35">   <text:s/></text:span><text:span text:style-name="T36">top</text:span><text:span text:style-name="T37">:<text:s/></text:span><text:span text:style-name="T38">0</text:span><text:span text:style-name="T39">;</text:span></text:p>
      <text:p text:style-name="P40"><text:span text:style-name="T41">   <text:s/></text:span><text:span text:style-name="T42">left</text:span><text:span text:style-name="T43">:<text:s/></text:span><text:span text:style-name="T44">-250px</text:span><text:span text:style-name="T45">;</text:span></text:p>
      <text:p text:style-name="P46"><text:span text:style-name="T47">   <text:s/></text:span><text:span text:style-name="T48">background-color</text:span><text:span text:style-name="T49">:<text:s/></text:span><text:span text:style-name="T50">#e8e8e8</text:span><text:span text:style-name="T51">;</text:span></text:p>
      <text:p text:style-name="P52"><text:span text:style-name="T53">   <text:s/></text:span><text:span text:style-name="T54">padding-top</text:span><text:span text:style-name="T55">:<text:s/></text:span><text:span text:style-name="T56">60px</text:span><text:span text:style-name="T57">;</text:span></text:p>
      <text:p text:style-name="P58"><text:span text:style-name="T59">   <text:s/></text:span><text:span text:style-name="T60">transition</text:span><text:span text:style-name="T61">:<text:s/></text:span><text:span text:style-name="T62">left</text:span><text:span text:style-name="T63"><text:s/></text:span><text:span text:style-name="T64">0.5s</text:span><text:span text:style-name="T65"><text:s/></text:span><text:span text:style-name="T66">ease</text:span><text:span text:style-name="T67">;</text:span></text:p>
      <text:p text:style-name="P68">  }</text:p>
      <text:p text:style-name="P69"> <text:s/></text:p>
      <text:p text:style-name="P70"><text:span text:style-name="T71"> <text:s/></text:span><text:span text:style-name="T72">/* Sidenav menu links */</text:span></text:p>
      <text:p text:style-name="P73"><text:span text:style-name="T74"> <text:s/></text:span><text:span text:style-name="T75">.sidenav</text:span><text:span text:style-name="T76"><text:s/></text:span><text:span text:style-name="T77">a</text:span><text:span text:style-name="T78"><text:s/>{</text:span></text:p>
      <text:p text:style-name="P79"><text:span text:style-name="T80">   <text:s/></text:span><text:span text:style-name="T81">padding</text:span><text:span text:style-name="T82">:<text:s/></text:span><text:span text:style-name="T83">8px</text:span><text:span text:style-name="T84"><text:s/></text:span><text:span text:style-name="T85">8px</text:span><text:span text:style-name="T86"><text:s/></text:span><text:span text:style-name="T87">8px</text:span><text:span text:style-name="T88"><text:s/></text:span><text:span text:style-name="T89">32px</text:span><text:span text:style-name="T90">;</text:span></text:p>
      <text:p text:style-name="P91"><text:span text:style-name="T92">   <text:s/></text:span><text:span text:style-name="T93">text-decoration</text:span><text:span text:style-name="T94">:<text:s/></text:span><text:span text:style-name="T95">none</text:span><text:span text:style-name="T96">;</text:span></text:p>
      <text:p text:style-name="P97"><text:span text:style-name="T98">   <text:s/></text:span><text:span text:style-name="T99">font-size</text:span><text:span text:style-name="T100">:<text:s/></text:span><text:span text:style-name="T101">25px</text:span><text:span text:style-name="T102">;</text:span></text:p>
      <text:p text:style-name="P103"><text:span text:style-name="T104">   <text:s/></text:span><text:span text:style-name="T105">color</text:span><text:span text:style-name="T106">:<text:s/></text:span><text:span text:style-name="T107">#818181</text:span><text:span text:style-name="T108">;</text:span></text:p>
      <text:p text:style-name="P109"><text:span text:style-name="T110">   <text:s/></text:span><text:span text:style-name="T111">display</text:span><text:span text:style-name="T112">:<text:s/></text:span><text:span text:style-name="T113">block</text:span><text:span text:style-name="T114">;</text:span></text:p>
      <text:p text:style-name="P115"><text:span text:style-name="T116">   <text:s/></text:span><text:span text:style-name="T117">transition</text:span><text:span text:style-name="T118">:<text:s/></text:span><text:span text:style-name="T119">0.3s</text:span><text:span text:style-name="T120">;</text:span></text:p>
      <text:p text:style-name="P121">  }</text:p>
      <text:p text:style-name="P122"> <text:s/></text:p>
      <text:p text:style-name="P123"><text:span text:style-name="T124"> <text:s/></text:span><text:span text:style-name="T125">.sidenav</text:span><text:span text:style-name="T126"><text:s/></text:span><text:span text:style-name="T127">a:hover</text:span><text:span text:style-name="T128"><text:s/>{</text:span></text:p>
      <text:p text:style-name="P129"><text:span text:style-name="T130">   <text:s/></text:span><text:span text:style-name="T131">color</text:span><text:span text:style-name="T132">:<text:s/></text:span><text:span text:style-name="T133">#111</text:span><text:span text:style-name="T134">;</text:span></text:p>
      <text:p text:style-name="P135">  }</text:p>
      <text:p text:style-name="P136"> <text:s/></text:p>
      <text:p text:style-name="P137"><text:span text:style-name="T138"> <text:s/></text:span><text:span text:style-name="T139">.sidenav</text:span><text:span text:style-name="T140"><text:s/></text:span><text:span text:style-name="T141">ul</text:span><text:span text:style-name="T142"><text:s/>{</text:span></text:p>
      <text:p text:style-name="P143"><text:span text:style-name="T144">   <text:s/></text:span><text:span text:style-name="T145">list-style-type</text:span><text:span text:style-name="T146">:<text:s/></text:span><text:span text:style-name="T147">none</text:span><text:span text:style-name="T148">;</text:span></text:p>
      <text:p text:style-name="P149"><text:span text:style-name="T150">   <text:s/></text:span><text:span text:style-name="T151">padding</text:span><text:span text:style-name="T152">:<text:s/></text:span><text:span text:style-name="T153">0</text:span><text:span text:style-name="T154">;</text:span></text:p>
      <text:p text:style-name="P155"><text:span text:style-name="T156">   <text:s/></text:span><text:span text:style-name="T157">margin</text:span><text:span text:style-name="T158">:<text:s/></text:span><text:span text:style-name="T159">0</text:span><text:span text:style-name="T160">;</text:span></text:p>
      <text:p text:style-name="P161">  }</text:p>
      <text:p text:style-name="P162"> <text:s/></text:p>
      <text:p text:style-name="P163"><text:span text:style-name="T164"> <text:s/></text:span><text:span text:style-name="T165">/* Active class */</text:span></text:p>
      <text:p text:style-name="P166"><text:span text:style-name="T167"> <text:s/></text:span><text:span text:style-name="T168">.sidenav.active</text:span><text:span text:style-name="T169"><text:s/>{</text:span></text:p>
      <text:p text:style-name="P170"><text:span text:style-name="T171">   <text:s/></text:span><text:span text:style-name="T172">left</text:span><text:span text:style-name="T173">:<text:s/></text:span><text:span text:style-name="T174">0</text:span><text:span text:style-name="T175">;</text:span></text:p>
      <text:p text:style-name="P176">  }</text:p>
      <text:p text:style-name="P177"> <text:s/></text:p>
      <text:p text:style-name="P178"><text:span text:style-name="T179"> <text:s/></text:span><text:span text:style-name="T180">/* Close btn */</text:span></text:p>
      <text:p text:style-name="P181"><text:span text:style-name="T182"> <text:s/></text:span><text:span text:style-name="T183">.sidenav</text:span><text:span text:style-name="T184"><text:s/></text:span><text:span text:style-name="T185">.close</text:span><text:span text:style-name="T186"><text:s/>{</text:span></text:p>
      <text:p text:style-name="P187"><text:span text:style-name="T188">   <text:s/></text:span><text:span text:style-name="T189">position</text:span><text:span text:style-name="T190">:<text:s/></text:span><text:span text:style-name="T191">absolute</text:span><text:span text:style-name="T192">;</text:span></text:p>
      <text:p text:style-name="P193"><text:span text:style-name="T194">   <text:s/></text:span><text:span text:style-name="T195">top</text:span><text:span text:style-name="T196">:<text:s/></text:span><text:span text:style-name="T197">0</text:span><text:span text:style-name="T198">;</text:span></text:p>
      <text:p text:style-name="P199"><text:span text:style-name="T200">   <text:s/></text:span><text:span text:style-name="T201">right</text:span><text:span text:style-name="T202">:<text:s/></text:span><text:span text:style-name="T203">25px</text:span><text:span text:style-name="T204">;</text:span></text:p>
      <text:p text:style-name="P205"><text:span text:style-name="T206">   <text:s/></text:span><text:span text:style-name="T207">font-size</text:span><text:span text:style-name="T208">:<text:s/></text:span><text:span text:style-name="T209">36px</text:span><text:span text:style-name="T210">;</text:span></text:p>
      <text:p text:style-name="P211"><text:span text:style-name="T212"> <text:s/></text:span><text:span text:style-name="T213">}</text:span></text:p>
      <text:p text:style-name="P214"> <text:s/></text:p>
      <text:p text:style-name="P215"><text:span text:style-name="T216"> <text:s/></text:span><text:span text:style-name="T217">/* Icône burger */</text:span></text:p>
      <text:p text:style-name="P218"><text:span text:style-name="T219"> <text:s/></text:span><text:span text:style-name="T220">.burger-icon</text:span><text:span text:style-name="T221"><text:s/></text:span><text:span text:style-name="T222">span</text:span><text:span text:style-name="T223"><text:s/>{</text:span></text:p>
      <text:p text:style-name="P224"><text:span text:style-name="T225">   <text:s/></text:span><text:span text:style-name="T226">display</text:span><text:span text:style-name="T227">:<text:s/></text:span><text:span text:style-name="T228">block</text:span><text:span text:style-name="T229">;</text:span></text:p>
      <text:p text:style-name="P230"><text:span text:style-name="T231">   <text:s/></text:span><text:span text:style-name="T232">width</text:span><text:span text:style-name="T233">:<text:s/></text:span><text:span text:style-name="T234">35px</text:span><text:span text:style-name="T235">;</text:span></text:p>
      <text:p text:style-name="P236"><text:span text:style-name="T237">   <text:s/></text:span><text:span text:style-name="T238">height</text:span><text:span text:style-name="T239">:<text:s/></text:span><text:span text:style-name="T240">5px</text:span><text:span text:style-name="T241">;</text:span></text:p>
      <text:p text:style-name="P242"><text:span text:style-name="T243">   <text:s/></text:span><text:span text:style-name="T244">background-color</text:span><text:span text:style-name="T245">:<text:s/></text:span><text:span text:style-name="T246">black</text:span><text:span text:style-name="T247">;</text:span></text:p>
      <text:p text:style-name="P248"><text:span text:style-name="T249">   <text:s/></text:span><text:span text:style-name="T250">margin</text:span><text:span text:style-name="T251">:<text:s/></text:span><text:span text:style-name="T252">6px</text:span><text:span text:style-name="T253"><text:s/></text:span><text:span text:style-name="T254">0</text:span><text:span text:style-name="T255">;</text:span></text:p>
      <text:p text:style-name="P256"><text:span text:style-name="T257"> <text:s/></text:span><text:span text:style-name="T258">}</text:span></text:p>
      <text:p text:style-name="P259"/>
      <text:p text:style-name="P260"><text:span text:style-name="T261">/*fin du menu burger*/</text:span><text:span text:style-name="T262"><text:s/> </text:span></text:p>
      <text:p text:style-name="Normal"/>
      <text:p text:style-name="Normal"/>
      <text:p text:style-name="Normal">En html</text:p>
      <text:p text:style-name="Normal"/>
      <text:p text:style-name="P263"><text:span text:style-name="T264">&lt;!--code menu burger--&gt;</text:span></text:p>
      <text:p text:style-name="P265"><text:span text:style-name="T266">&lt;</text:span><text:span text:style-name="T267">div</text:span><text:span text:style-name="T268"><text:s/></text:span><text:span text:style-name="T269">id</text:span><text:span text:style-name="T270">=</text:span><text:span text:style-name="T271">"mySidenav"</text:span><text:span text:style-name="T272"><text:s/></text:span><text:span text:style-name="T273">class</text:span><text:span text:style-name="T274">=</text:span><text:span text:style-name="T275">"sidenav"</text:span><text:span text:style-name="T276">&gt;</text:span></text:p>
      <text:p text:style-name="P277"><text:span text:style-name="T278">   <text:s/></text:span><text:span text:style-name="T279">&lt;</text:span><text:span text:style-name="T280">a</text:span><text:span text:style-name="T281"><text:s/></text:span><text:span text:style-name="T282">id</text:span><text:span text:style-name="T283">=</text:span><text:span text:style-name="T284">"closeBtn"</text:span><text:span text:style-name="T285"><text:s/></text:span><text:span text:style-name="T286">href</text:span><text:span text:style-name="T287">=</text:span><text:span text:style-name="T288">"#"</text:span><text:span text:style-name="T289"><text:s/></text:span><text:span text:style-name="T290">class</text:span><text:span text:style-name="T291">=</text:span><text:span text:style-name="T292">"close"</text:span><text:span text:style-name="T293">&gt;</text:span><text:span text:style-name="T294">X</text:span><text:span text:style-name="T295">&lt;/</text:span><text:span text:style-name="T296">a</text:span><text:span text:style-name="T297">&gt;</text:span></text:p>
      <text:p text:style-name="P298"><text:span text:style-name="T299">   <text:s/></text:span><text:span text:style-name="T300">&lt;</text:span><text:span text:style-name="T301">ul</text:span><text:span text:style-name="T302">&gt;</text:span></text:p>
      <text:p text:style-name="P303"><text:span text:style-name="T304">     <text:s/></text:span><text:span text:style-name="T305">&lt;</text:span><text:span text:style-name="T306">li</text:span><text:span text:style-name="T307">&gt;</text:span><text:span text:style-name="T308">Bienvenue</text:span><text:span text:style-name="T309">&lt;/</text:span><text:span text:style-name="T310">li</text:span><text:span text:style-name="T311">&gt;</text:span></text:p>
      <text:p text:style-name="P312"><text:span text:style-name="T313">     <text:s/></text:span><text:span text:style-name="T314">&lt;</text:span><text:span text:style-name="T315">li</text:span><text:span text:style-name="T316">&gt;&lt;</text:span><text:span text:style-name="T317">a</text:span><text:span text:style-name="T318"><text:s/></text:span><text:span text:style-name="T319">href</text:span><text:span text:style-name="T320">=</text:span><text:span text:style-name="T321">"page1.html"</text:span><text:span text:style-name="T322">&gt;</text:span><text:span text:style-name="T323">Jardiner avec la Lune</text:span><text:span text:style-name="T324">&lt;/</text:span><text:span text:style-name="T325">a</text:span><text:span text:style-name="T326">&gt;&lt;/</text:span><text:span text:style-name="T327">li</text:span><text:span text:style-name="T328">&gt;</text:span></text:p>
      <text:p text:style-name="P329"><text:span text:style-name="T330">     <text:s/></text:span><text:span text:style-name="T331">&lt;</text:span><text:span text:style-name="T332">li</text:span><text:span text:style-name="T333">&gt;&lt;</text:span><text:span text:style-name="T334">a</text:span><text:span text:style-name="T335"><text:s/></text:span><text:span text:style-name="T336">href</text:span><text:span text:style-name="T337">=</text:span><text:span text:style-name="T338">"page2.html"</text:span><text:span text:style-name="T339">&gt;</text:span><text:span text:style-name="T340">Choix des plantes</text:span><text:span text:style-name="T341">&lt;/</text:span><text:span text:style-name="T342">a</text:span><text:span text:style-name="T343">&gt;&lt;/</text:span><text:span text:style-name="T344">li</text:span><text:span text:style-name="T345">&gt;</text:span></text:p>
      <text:p text:style-name="P346"><text:span text:style-name="T347">     <text:s/></text:span><text:span text:style-name="T348">&lt;</text:span><text:span text:style-name="T349">li</text:span><text:span text:style-name="T350">&gt;&lt;</text:span><text:span text:style-name="T351">a</text:span><text:span text:style-name="T352"><text:s/></text:span><text:span text:style-name="T353">href</text:span><text:span text:style-name="T354">=</text:span><text:span text:style-name="T355">"page3.html"</text:span><text:span text:style-name="T356">&gt;</text:span><text:span text:style-name="T357">Rotation des cultures</text:span><text:span text:style-name="T358">&lt;/</text:span><text:span text:style-name="T359">a</text:span><text:span text:style-name="T360">&gt;&lt;/</text:span><text:span text:style-name="T361">li</text:span><text:span text:style-name="T362">&gt;</text:span></text:p>
      <text:p text:style-name="P363"><text:span text:style-name="T364">     <text:s/></text:span><text:span text:style-name="T365">&lt;</text:span><text:span text:style-name="T366">li</text:span><text:span text:style-name="T367">&gt;&lt;</text:span><text:span text:style-name="T368">a</text:span><text:span text:style-name="T369"><text:s/></text:span><text:span text:style-name="T370">href</text:span><text:span text:style-name="T371">=</text:span><text:span text:style-name="T372">"page4.html"</text:span><text:span text:style-name="T373">&gt;</text:span><text:span text:style-name="T374">Jardiner malin</text:span><text:span text:style-name="T375">&lt;/</text:span><text:span text:style-name="T376">a</text:span><text:span text:style-name="T377">&gt;&lt;/</text:span><text:span text:style-name="T378">li</text:span><text:span text:style-name="T379">&gt;</text:span></text:p>
      <text:p text:style-name="P380"><text:span text:style-name="T381">   <text:s/></text:span><text:span text:style-name="T382">&lt;/</text:span><text:span text:style-name="T383">ul</text:span><text:span text:style-name="T384">&gt;</text:span></text:p>
      <text:p text:style-name="P385"><text:span text:style-name="T386"> <text:s/></text:span><text:span text:style-name="T387">&lt;/</text:span><text:span text:style-name="T388">div</text:span><text:span text:style-name="T389">&gt;</text:span></text:p>
      <text:p text:style-name="P390"> <text:s/></text:p>
      <text:p text:style-name="P391"><text:span text:style-name="T392"> <text:s/></text:span><text:span text:style-name="T393">&lt;</text:span><text:span text:style-name="T394">a</text:span><text:span text:style-name="T395"><text:s/></text:span><text:span text:style-name="T396">href</text:span><text:span text:style-name="T397">=</text:span><text:span text:style-name="T398">"#"</text:span><text:span text:style-name="T399"><text:s/></text:span><text:span text:style-name="T400">id</text:span><text:span text:style-name="T401">=</text:span><text:span text:style-name="T402">"openBtn"</text:span><text:span text:style-name="T403">&gt;</text:span></text:p>
      <text:p text:style-name="P404"><text:span text:style-name="T405">   <text:s/></text:span><text:span text:style-name="T406">&lt;</text:span><text:span text:style-name="T407">span</text:span><text:span text:style-name="T408"><text:s/></text:span><text:span text:style-name="T409">class</text:span><text:span text:style-name="T410">=</text:span><text:span text:style-name="T411">"burger-icon"</text:span><text:span text:style-name="T412">&gt;</text:span></text:p>
      <text:p text:style-name="P413"><text:span text:style-name="T414">     <text:s/></text:span><text:span text:style-name="T415">&lt;</text:span><text:span text:style-name="T416">span</text:span><text:span text:style-name="T417">&gt;&lt;/</text:span><text:span text:style-name="T418">span</text:span><text:span text:style-name="T419">&gt;</text:span></text:p>
      <text:p text:style-name="P420"><text:span text:style-name="T421">     <text:s/></text:span><text:span text:style-name="T422">&lt;</text:span><text:span text:style-name="T423">span</text:span><text:span text:style-name="T424">&gt;&lt;/</text:span><text:span text:style-name="T425">span</text:span><text:span text:style-name="T426">&gt;</text:span></text:p>
      <text:p text:style-name="P427"><text:span text:style-name="T428">     <text:s/></text:span><text:span text:style-name="T429">&lt;</text:span><text:span text:style-name="T430">span</text:span><text:span text:style-name="T431">&gt;&lt;/</text:span><text:span text:style-name="T432">span</text:span><text:span text:style-name="T433">&gt;</text:span></text:p>
      <text:p text:style-name="P434"><text:span text:style-name="T435">   <text:s/></text:span><text:span text:style-name="T436">&lt;/</text:span><text:span text:style-name="T437">span</text:span><text:span text:style-name="T438">&gt;</text:span></text:p>
      <text:p text:style-name="P439"><text:span text:style-name="T440"> <text:s/></text:span><text:span text:style-name="T441">&lt;/</text:span><text:span text:style-name="T442">a</text:span><text:span text:style-name="T443">&gt;</text:span></text:p>
      <text:p text:style-name="P444"><text:span text:style-name="T445">&lt;!--fin du menu burger--&gt;</text:span><text:span text:style-name="T446"><text:s/> </text:span></text:p>
      <text:p text:style-name="P44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text-properties style:font-name="Calibri" style:font-name-asian="Calibri" style:font-name-complex="Calibri" fo:color="#008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in" fo:padding-bottom="0in" fo:padding-left="0.06944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/>
      </style:header>
      <style:footer>
        <text:p text:style-name="Pieddepage"><draw:frame draw:z-index="251660288" draw:id="id0" draw:style-name="a0" draw:name="Zone de texte 3" text:anchor-type="paragraph" svg:x="0in" svg:y="0.00069in" svg:width="0.48542in" svg:height="0.48542in" style:rel-width="scale" style:rel-height="scale"><draw:text-box><text:p text:style-name="P2">Interne</text:p></draw:text-box><svg:title/><svg:desc>Intern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DOT Elina (SNCF VOYAGEURS / DIRECTION TER PAYS DE LA LOIRE / DPROD-ORDO-GM)</meta:initial-creator>
    <dc:creator>BADOT Elina (SNCF VOYAGEURS / DIRECTION TER PAYS DE LA LOIRE / DPROD-ORDO-GM)</dc:creator>
    <meta:creation-date>2022-05-11T14:24:00Z</meta:creation-date>
    <dc:date>2022-05-11T19:49:00Z</dc:date>
    <meta:template xlink:href="Normal.dotm" xlink:type="simple"/>
    <meta:editing-cycles>2</meta:editing-cycles>
    <meta:editing-duration>PT19500S</meta:editing-duration>
    <meta:user-defined meta:name="ClassificationContentMarkingFooterShapeIds">1,2,3</meta:user-defined>
    <meta:user-defined meta:name="ClassificationContentMarkingFooterFontProps">#008000,10,Calibri</meta:user-defined>
    <meta:user-defined meta:name="ClassificationContentMarkingFooterText">Interne</meta:user-defined>
    <meta:user-defined meta:name="MSIP_Label_c8d3f7c8-5c4b-4ab6-9486-a0a9eb08efa7_Enabled">true</meta:user-defined>
    <meta:user-defined meta:name="MSIP_Label_c8d3f7c8-5c4b-4ab6-9486-a0a9eb08efa7_SetDate">2022-05-11T14:24:00Z</meta:user-defined>
    <meta:user-defined meta:name="MSIP_Label_c8d3f7c8-5c4b-4ab6-9486-a0a9eb08efa7_Method">Standard</meta:user-defined>
    <meta:user-defined meta:name="MSIP_Label_c8d3f7c8-5c4b-4ab6-9486-a0a9eb08efa7_Name">Interne - Groupe</meta:user-defined>
    <meta:user-defined meta:name="MSIP_Label_c8d3f7c8-5c4b-4ab6-9486-a0a9eb08efa7_SiteId">4a7c8238-5799-4b16-9fc6-9ad8fce5a7d9</meta:user-defined>
    <meta:user-defined meta:name="MSIP_Label_c8d3f7c8-5c4b-4ab6-9486-a0a9eb08efa7_ActionId">3725e039-cd48-444c-8b6d-d63dbfc8ed28</meta:user-defined>
    <meta:user-defined meta:name="MSIP_Label_c8d3f7c8-5c4b-4ab6-9486-a0a9eb08efa7_ContentBits">2</meta:user-defined>
    <meta:document-statistic meta:page-count="1" meta:paragraph-count="3" meta:word-count="232" meta:character-count="1506" meta:row-count="10" meta:non-whitespace-character-count="1277"/>
  </office:meta>
</office:document-meta>
</file>